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69f" officeooo:paragraph-rsid="0018c69f"/>
    </style:style>
    <style:style style:name="P2" style:family="paragraph" style:parent-style-name="Standard">
      <style:paragraph-properties fo:text-align="center" style:justify-single-word="false"/>
      <style:text-properties officeooo:rsid="0018c69f" officeooo:paragraph-rsid="0018c69f"/>
    </style:style>
    <style:style style:name="P3" style:family="paragraph" style:parent-style-name="Standard">
      <style:text-properties fo:color="#000000" style:font-name="Lucida Console" fo:font-size="9pt" fo:background-color="#ffffff" style:font-size-asian="9pt"/>
    </style:style>
    <style:style style:name="P4" style:family="paragraph" style:parent-style-name="Standard">
      <style:text-properties fo:color="#000000" style:font-name="Courier New" fo:font-size="9pt" fo:font-style="italic" officeooo:rsid="0018c69f" officeooo:paragraph-rsid="0018c69f" fo:background-color="#ffffff" style:font-size-asian="9pt" style:font-style-asian="italic" style:font-style-complex="italic"/>
    </style:style>
    <style:style style:name="P5" style:family="paragraph" style:parent-style-name="Standard">
      <style:text-properties fo:color="#000000" style:font-name="Lucida Console" fo:font-size="9pt" fo:background-color="#ffffff" style:font-size-asian="9pt"/>
    </style:style>
    <style:style style:name="P6" style:family="paragraph" style:parent-style-name="Standard">
      <style:text-properties fo:color="#000000" style:font-name="Lucida Console" fo:font-size="9pt" style:font-size-asian="9pt" fo:background-color="#ffffff"/>
    </style:style>
    <style:style style:name="P7" style:family="paragraph" style:parent-style-name="Standard">
      <style:text-properties fo:color="#000000" style:font-name="Lucida Console" fo:font-size="9pt" officeooo:paragraph-rsid="001a8e5c" style:font-size-asian="9pt" fo:background-color="#ffffff"/>
    </style:style>
    <style:style style:name="P8" style:family="paragraph" style:parent-style-name="Standard">
      <style:text-properties fo:color="#000000" style:font-name="Courier New" fo:font-size="9pt" fo:font-style="italic" officeooo:rsid="001a8e5c" officeooo:paragraph-rsid="001a8e5c" fo:background-color="#ffffff" style:font-size-asian="9pt" style:font-style-asian="italic" style:font-style-complex="italic"/>
    </style:style>
    <style:style style:name="P9" style:family="paragraph" style:parent-style-name="Standard">
      <style:text-properties fo:color="#00bfbf" style:font-name="Lucida Console" fo:font-size="9pt" officeooo:rsid="001a8e5c" officeooo:paragraph-rsid="001a8e5c" fo:background-color="#ffffff" style:font-size-asian="9pt"/>
    </style:style>
    <style:style style:name="T1" style:family="text">
      <style:text-properties fo:color="#00bf00" style:font-name="Lucida Console" fo:font-size="9pt" fo:background-color="#ffffff" loext:char-shading-value="0" style:font-size-asian="9pt"/>
    </style:style>
    <style:style style:name="T2" style:family="text">
      <style:text-properties fo:color="#00bf00" style:font-name="Lucida Console" fo:font-size="9pt" style:font-size-asian="9pt" fo:background-color="#ffffff"/>
    </style:style>
    <style:style style:name="T3" style:family="text">
      <style:text-properties fo:color="#bf00bf" style:font-name="Lucida Console" fo:font-size="9pt" fo:background-color="#ffffff" loext:char-shading-value="0" style:font-size-asian="9pt"/>
    </style:style>
    <style:style style:name="T4" style:family="text">
      <style:text-properties fo:color="#bf00bf" style:font-name="Lucida Console" fo:font-size="9pt" style:font-size-asian="9pt" fo:background-color="#ffffff"/>
    </style:style>
    <style:style style:name="T5" style:family="text">
      <style:text-properties fo:color="#bfbf00" style:font-name="Lucida Console" fo:font-size="9pt" fo:background-color="#ffffff" loext:char-shading-value="0" style:font-size-asian="9pt"/>
    </style:style>
    <style:style style:name="T6" style:family="text">
      <style:text-properties fo:color="#bfbf00" style:font-name="Lucida Console" fo:font-size="9pt" style:font-size-asian="9pt" fo:background-color="#ffffff"/>
    </style:style>
    <style:style style:name="T7" style:family="text">
      <style:text-properties fo:color="#000000" style:font-name="Lucida Console" fo:font-size="9pt" fo:background-color="#ffffff" loext:char-shading-value="0" style:font-size-asian="9pt"/>
    </style:style>
    <style:style style:name="T8" style:family="text">
      <style:text-properties fo:color="#000000" style:font-name="Lucida Console" fo:font-size="9pt" officeooo:rsid="0018c69f" fo:background-color="#ffffff" loext:char-shading-value="0" style:font-size-asian="9pt"/>
    </style:style>
    <style:style style:name="T9" style:family="text">
      <style:text-properties fo:color="#000000" style:font-name="Lucida Console" fo:font-size="9pt" style:font-size-asian="9pt" fo:background-color="#ffffff"/>
    </style:style>
    <style:style style:name="T10" style:family="text">
      <style:text-properties fo:color="#000000" style:font-name="Lucida Console" fo:font-size="9pt" officeooo:rsid="001b3960" style:font-size-asian="9pt" fo:background-color="#ffffff"/>
    </style:style>
    <style:style style:name="T11" style:family="text">
      <style:text-properties fo:color="#00bfbf" style:font-name="Lucida Console" fo:font-size="9pt" fo:background-color="#ffffff" loext:char-shading-value="0" style:font-size-asian="9pt"/>
    </style:style>
    <style:style style:name="T12" style:family="text">
      <style:text-properties fo:color="#00bfbf" style:font-name="Lucida Console" fo:font-size="9pt" style:font-size-asian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mo git</text:p>
      <text:p text:style-name="P1"/>
      <text:p text:style-name="P1"/>
      <text:p text:style-name="Standard"><text:span text:style-name="T1">Noël Marais@boutique </text:span><text:span text:style-name="T3">MINGW32 </text:span><text:span text:style-name="T5">~</text:span></text:p>
      <text:p text:style-name="P3">$ cd fret</text:p>
      <text:p text:style-name="P3">bash: cd: fret: No such file or directory</text:p>
      <text:p text:style-name="P3"/>
      <text:p text:style-name="P4">Je se déplace dans le dossier imagedutemps</text:p>
      <text:p text:style-name="Standard"><text:span text:style-name="T1">Noël Marais@boutique </text:span><text:span text:style-name="T3">MINGW32 </text:span><text:span text:style-name="T5">~</text:span></text:p>
      <text:p text:style-name="P3">$ cd imagedutemps</text:p>
      <text:p text:style-name="P3"/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</text:p>
      <text:p text:style-name="P4">Création du dossier PDOexemple</text:p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 mkdir PDOexemple</text:p>
      <text:p text:style-name="P3"/>
      <text:p text:style-name="P4">Je me déplace dans le dosseir PDOexemple</text:p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 cd PDOexemple</text:p>
      <text:p text:style-name="P3"/>
      <text:p text:style-name="P4">Création du dossier archive dans PDOexemple</text:p>
      <text:p text:style-name="Standard"><text:span text:style-name="T1">Noël Marais@boutique </text:span><text:span text:style-name="T3">MINGW32 </text:span><text:span text:style-name="T5">~/imagedutemps/PDOexemple</text:span><text:span text:style-name="T11"> (master|MERGING)</text:span></text:p>
      <text:p text:style-name="P3">$ mkdir archive</text:p>
      <text:p text:style-name="P3"/>
      <text:p text:style-name="P4">retour à la racine</text:p>
      <text:p text:style-name="Standard"><text:span text:style-name="T1">Noël Marais@boutique </text:span><text:span text:style-name="T3">MINGW32 </text:span><text:span text:style-name="T5">~/imagedutemps/PDOexemple</text:span><text:span text:style-name="T11"> (master|MERGING)</text:span></text:p>
      <text:p text:style-name="P3">$ cd</text:p>
      <text:p text:style-name="P3"/>
      <text:p text:style-name="Standard"><text:span text:style-name="T1">Noël Marais@boutique </text:span><text:span text:style-name="T3">MINGW32 </text:span><text:span text:style-name="T5">~</text:span></text:p>
      <text:p text:style-name="P3">$ cd imagedutemps</text:p>
      <text:p text:style-name="P3"/>
      <text:p text:style-name="P4">J’ajoute tous les fichier au repo add *</text:p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 git add *</text:p>
      <text:p text:style-name="P3"/>
      <text:p text:style-name="P4">Je le commit avec un message</text:p>
      <text:p text:style-name="Standard"><text:span text:style-name="T1">Noël Marais@boutique </text:span><text:span text:style-name="T3">MINGW32 </text:span><text:span text:style-name="T5">~/imagedutemps</text:span><text:span text:style-name="T11"> (master|MERGING)</text:span></text:p>
      <text:p text:style-name="P3">$ git commit -m "1ère version"</text:p>
      <text:p text:style-name="P3">[master f894a00] 1ère version</text:p>
      <text:p text:style-name="P3"/>
      <text:p text:style-name="P4">Je pousse le tout sur le serveur</text:p>
      <text:p text:style-name="Standard"><text:span text:style-name="T1">Noël Marais@boutique </text:span><text:span text:style-name="T3">MINGW32 </text:span><text:span text:style-name="T5">~/imagedutemps</text:span><text:span text:style-name="T11"> (master)</text:span></text:p>
      <text:p text:style-name="P3">$ git push</text:p>
      <text:p text:style-name="P3">Counting objects: 21, done.</text:p>
      <text:p text:style-name="P3">Delta compression using up to 4 threads.</text:p>
      <text:p text:style-name="P3">Compressing objects: 100% (21/21), done.</text:p>
      <text:p text:style-name="P3">Writing objects: 100% (21/21), 95.58 KiB | 15.93 MiB/s, done.</text:p>
      <text:p text:style-name="P3">Total 21 (delta 5), reused 0 (delta 0)</text:p>
      <text:p text:style-name="P3">remote: Resolving deltas: 100% (5/5), completed with 1 local object.</text:p>
      <text:p text:style-name="P3">To https://github.com/CreationOQP/imagedutemps.git</text:p>
      <text:p text:style-name="P3"><text:s text:c="3"/>2fca45a..f894a00 <text:s/>master -&gt; master</text:p>
      <text:p text:style-name="P3"/>
      <text:p text:style-name="Standard"><text:span text:style-name="T1">Noël Marais@boutique </text:span><text:span text:style-name="T3">MINGW32 </text:span><text:span text:style-name="T5">~/imagedutemps</text:span><text:span text:style-name="T11"> (master)</text:span></text:p>
      <text:p text:style-name="Standard"><text:span text:style-name="T7">$ </text:span><text:span text:style-name="T8">exit</text:span></text:p>
      <text:p text:style-name="P3"/>
      <text:p text:style-name="P9">Création du fichier memo_git.odt</text:p>
      <text:p text:style-name="P7"><text:span text:style-name="T6"/></text:p>
      <text:p text:style-name="Standard"><text:span text:style-name="T2">Noël Marais@boutique </text:span><text:span text:style-name="T4">MINGW32 </text:span><text:span text:style-name="T6">~/imagedutemps</text:span><text:span text:style-name="T12"> (master)</text:span></text:p>
      <text:p text:style-name="Standard"><text:span text:style-name="T9">$ cd PDOexemple</text:span></text:p>
      <text:p text:style-name="P6"/>
      <text:p text:style-name="P8">Le nom du fichier ne convient pas</text:p>
      <text:p text:style-name="Standard"><text:span text:style-name="T2">Noël Marais@boutique </text:span><text:span text:style-name="T4">MINGW32 </text:span><text:span text:style-name="T6">~/imagedutemps/PDOexemple</text:span><text:span text:style-name="T12"> (master)</text:span></text:p>
      <text:p text:style-name="Standard"><text:span text:style-name="T9">$ git add mémo git.odt</text:span></text:p>
      <text:p text:style-name="Standard"><text:span text:style-name="T9">fatal: pathspec 'mémo' did not match any files</text:span></text:p>
      <text:p text:style-name="P6"/>
      <text:p text:style-name="Standard"><text:span text:style-name="T2">Noël Marais@boutique </text:span><text:span text:style-name="T4">MINGW32 </text:span><text:span text:style-name="T6">~/imagedutemps/PDOexemple</text:span><text:span text:style-name="T12"> (master)</text:span></text:p>
      <text:p text:style-name="Standard"><text:span text:style-name="T9">$ git add memo_git.odt</text:span></text:p>
      <text:p text:style-name="P6"/>
      <text:p text:style-name="Standard"><text:span text:style-name="T2">Noël Marais@boutique </text:span><text:span text:style-name="T4">MINGW32 </text:span><text:span text:style-name="T6">~/imagedutemps/PDOexemple</text:span><text:span text:style-name="T12"> (master)</text:span></text:p>
      <text:p text:style-name="Standard"><text:span text:style-name="T9">$ git commit -m "aide mémoire"</text:span></text:p>
      <text:p text:style-name="Standard"><text:span text:style-name="T9">[master fa45605] aide mémoire</text:span></text:p>
      <text:p text:style-name="Standard"><text:span text:style-name="T9"><text:s/>1 file changed, 0 insertions(+), 0 deletions(-)</text:span></text:p>
      <text:p text:style-name="Standard"><text:span text:style-name="T9"><text:s/>create mode 100644 PDOexemple/memo_git.odt</text:span></text:p>
      <text:p text:style-name="P6"/>
      <text:p text:style-name="Standard"><text:span text:style-name="T2">Noël Marais@boutique </text:span><text:span text:style-name="T4">MINGW32 </text:span><text:span text:style-name="T6">~/imagedutemps/PDOexemple</text:span><text:span text:style-name="T12"> (master)</text:span></text:p>
      <text:p text:style-name="Standard"><text:span text:style-name="T9">$ git push</text:span></text:p>
      <text:p text:style-name="Standard"><text:span text:style-name="T9">Counting objects: 4, done.</text:span></text:p>
      <text:p text:style-name="Standard"><text:soft-page-break/><text:span text:style-name="T9">Delta compression using up to 4 threads.</text:span></text:p>
      <text:p text:style-name="Standard"><text:span text:style-name="T9">Compressing objects: 100% (4/4), done.</text:span></text:p>
      <text:p text:style-name="Standard"><text:span text:style-name="T9">Writing objects: 100% (4/4), 14.34 KiB | 14.34 MiB/s, done.</text:span></text:p>
      <text:p text:style-name="Standard"><text:span text:style-name="T9">Total 4 (delta 2), reused 0 (delta 0)</text:span></text:p>
      <text:p text:style-name="Standard"><text:span text:style-name="T9">remote: Resolving deltas: 100% (2/2), completed with 2 local objects.</text:span></text:p>
      <text:p text:style-name="Standard"><text:span text:style-name="T9">To https://github.com/CreationOQP/imagedutemps.git</text:span></text:p>
      <text:p text:style-name="Standard"><text:span text:style-name="T9"><text:s text:c="3"/>f894a00..fa45605 <text:s/>master -&gt; master</text:span></text:p>
      <text:p text:style-name="P6"/>
      <text:p text:style-name="Standard"><text:span text:style-name="T2">Noël Marais@boutique </text:span><text:span text:style-name="T4">MINGW32 </text:span><text:span text:style-name="T6">~/imagedutemps/PDOexemple</text:span><text:span text:style-name="T12"> (master)</text:span></text:p>
      <text:p text:style-name="Standard"><text:span text:style-name="T9">$</text:span><text:span text:style-name="T10"> exit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0:40:44.952000000</meta:creation-date>
    <dc:date>2018-03-22T20:55:51.532000000</dc:date>
    <meta:editing-duration>PT11M43S</meta:editing-duration>
    <meta:editing-cycles>3</meta:editing-cycles>
    <meta:generator>LibreOffice/6.0.1.1$Windows_x86 LibreOffice_project/60bfb1526849283ce2491346ed2aa51c465abfe6</meta:generator>
    <meta:document-statistic meta:table-count="0" meta:image-count="0" meta:object-count="0" meta:page-count="2" meta:paragraph-count="69" meta:word-count="343" meta:character-count="2559" meta:non-whitespace-character-count="2275"/>
  </office:meta>
</office:document-meta>
</file>